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7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9.75pt"/>
    </style:style>
    <style:style style:name="co4" style:family="table-column">
      <style:table-column-properties fo:break-before="auto" style:column-width="7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add5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11">
      <style:table-cell-properties fo:background-color="#cc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2">
      <style:table-cell-properties fo:background-color="#add5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 style:data-style-name="N2">
      <style:table-cell-properties fo:background-color="#ccccff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0" style:family="table-cell" style:parent-style-name="Default" style:data-style-name="N2">
      <style:table-cell-properties fo:background-color="#add58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2">
      <style:table-cell-properties fo:background-color="#cc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add5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 style:data-style-name="N2">
      <style:table-cell-properties fo:background-color="#ff9999" style:text-align-source="fix" style:repeat-content="false"/>
      <style:paragraph-properties fo:text-align="start" fo:margin-left="0pt"/>
    </style:style>
    <style:style style:name="ce34" style:family="table-cell" style:parent-style-name="Default" style:data-style-name="N2">
      <style:table-cell-properties fo:background-color="#ccccff"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1"/>
        <table:table-column table:style-name="co3" table:default-cell-style-name="ce21"/>
        <table:table-column table:style-name="co4" table:number-columns-repeated="7" table:default-cell-style-name="ce11"/>
        <table:table-column table:style-name="co2" table:number-columns-repeated="1014" table:default-cell-style-name="ce10"/>
        <table:table-row table:style-name="ro1">
          <table:table-cell table:style-name="ce2"/>
          <table:table-cell table:style-name="ce6"/>
          <table:table-cell table:style-name="Default"/>
          <table:table-cell table:style-name="ce6"/>
          <table:table-cell table:style-name="ce27"/>
          <table:table-cell table:style-name="ce28" office:value-type="float" office:value="0" calcext:value-type="float" table:number-columns-spanned="1" table:number-rows-spanned="7">
            <text:p>0</text:p>
          </table:table-cell>
          <table:table-cell table:style-name="ce29" table:formula="of:=[.A10]" office:value-type="string" office:string-value="Ретробонус" calcext:value-type="string" table:number-columns-spanned="3" table:number-rows-spanned="2">
            <text:p>Ретробонус</text:p>
          </table:table-cell>
          <table:covered-table-cell table:number-columns-repeated="2" table:style-name="ce2"/>
          <table:table-cell table:style-name="ce30" table:formula="of:=[.B10]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продажа</text:p>
          </table:table-cell>
          <table:table-cell office:value-type="float" office:value="1600" calcext:value-type="float">
            <text:p>1600</text:p>
          </table:table-cell>
          <table:table-cell table:style-name="Default"/>
          <table:table-cell table:style-name="ce6"/>
          <table:table-cell table:style-name="ce27"/>
          <table:covered-table-cell table:style-name="ce6"/>
          <table:covered-table-cell table:style-name="ce29"/>
          <table:covered-table-cell table:number-columns-repeated="2" table:style-name="Default"/>
          <table:table-cell table:style-name="ce31" table:formula="of:=[.B11]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Default"/>
          <table:table-cell table:style-name="ce6"/>
          <table:table-cell table:style-name="ce27"/>
          <table:covered-table-cell table:style-name="ce6"/>
          <table:table-cell table:style-name="ce29" table:formula="of:=[.A13]" office:value-type="string" office:string-value="Аренда" calcext:value-type="string" table:number-columns-spanned="3" table:number-rows-spanned="1">
            <text:p>Аренда</text:p>
          </table:table-cell>
          <table:covered-table-cell table:number-columns-repeated="2" table:style-name="ce2"/>
          <table:table-cell table:style-name="ce32" table:formula="of:=[.B13]" office:value-type="float" office:value="5000" calcext:value-type="float">
            <text:p>5,000.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закупочная цена</text:p>
          </table:table-cell>
          <table:table-cell table:style-name="ce12" office:value-type="float" office:value="933" calcext:value-type="float">
            <text:p>933</text:p>
          </table:table-cell>
          <table:table-cell table:style-name="Default"/>
          <table:table-cell table:style-name="ce22" table:formula="of:=SUM([.B4:.B5])" office:value-type="float" office:value="1044.96" calcext:value-type="float" table:number-columns-spanned="1" table:number-rows-spanned="2">
            <text:p>1044.96</text:p>
          </table:table-cell>
          <table:table-cell table:style-name="ce27"/>
          <table:covered-table-cell table:style-name="ce6"/>
          <table:table-cell table:style-name="ce29" office:value-type="string" calcext:value-type="string" table:number-columns-spanned="3" table:number-rows-spanned="1">
            <text:p>Аренда в среднем (АЗС)</text:p>
          </table:table-cell>
          <table:covered-table-cell table:number-columns-repeated="2" table:style-name="ce2"/>
          <table:table-cell table:style-name="ce32" table:formula="of:=SUM([.D13:.K13])/SUM([.D17:.K17])" office:value-type="float" office:value="5000" calcext:value-type="float">
            <text:p>5,000.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НДС 1</text:p>
          </table:table-cell>
          <table:table-cell table:style-name="ce12" table:formula="of:=[.B4]*0.12" office:value-type="float" office:value="111.96" calcext:value-type="float">
            <text:p>111.96</text:p>
          </table:table-cell>
          <table:table-cell table:style-name="Default"/>
          <table:covered-table-cell table:style-name="ce6"/>
          <table:table-cell table:style-name="ce27"/>
          <table:covered-table-cell table:style-name="ce6"/>
          <table:table-cell table:style-name="ce29" office:value-type="string" calcext:value-type="string" table:number-columns-spanned="3" table:number-rows-spanned="1">
            <text:p>Аренда в среднем (флакон)</text:p>
          </table:table-cell>
          <table:covered-table-cell table:number-columns-repeated="2" table:style-name="ce2"/>
          <table:table-cell table:style-name="ce33" table:formula="of:=SUM([.D15:.K15])/8" office:value-type="float" office:value="250" calcext:value-type="float">
            <text:p>250.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Транспорт 1</text:p>
          </table:table-cell>
          <table:table-cell table:style-name="ce12" table:formula="of:=120000/([.D6]*1000)" office:value-type="float" office:value="6" calcext:value-type="float">
            <text:p>6</text:p>
          </table:table-cell>
          <table:table-cell table:style-name="Default"/>
          <table:table-cell table:style-name="ce6" office:value-type="float" office:value="20" calcext:value-type="float">
            <text:p>20</text:p>
          </table:table-cell>
          <table:table-cell table:style-name="ce27"/>
          <table:covered-table-cell table:style-name="ce6"/>
          <table:table-cell table:style-name="ce29" office:value-type="string" calcext:value-type="string" table:number-columns-spanned="3" table:number-rows-spanned="1">
            <text:p>Себестоимость в среднем (флакон)</text:p>
          </table:table-cell>
          <table:covered-table-cell table:number-columns-repeated="2" table:style-name="ce2"/>
          <table:table-cell table:style-name="ce32" table:formula="of:=SUM([.D22:.K22])/8" office:value-type="float" office:value="1614.92857142857" calcext:value-type="float">
            <text:p>1,614.9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Склад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/>
          <table:table-cell table:style-name="ce6"/>
          <table:table-cell table:style-name="ce27"/>
          <table:covered-table-cell table:style-name="ce6"/>
          <table:table-cell table:style-name="ce29" office:value-type="string" calcext:value-type="string" table:number-columns-spanned="3" table:number-rows-spanned="1">
            <text:p>Прибыль в среднем (флакон)</text:p>
          </table:table-cell>
          <table:covered-table-cell table:number-columns-repeated="2" table:style-name="ce2"/>
          <table:table-cell table:style-name="ce34" table:formula="of:=SUM([.D23:.K23])/8" office:value-type="float" office:value="-14.9285714285714" calcext:value-type="float">
            <text:p>-14.9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НДС 2</text:p>
          </table:table-cell>
          <table:table-cell table:style-name="ce12" table:formula="of:=([.B2]-[.B4])*0.12" office:value-type="float" office:value="80.04" calcext:value-type="float">
            <text:p>80.04</text:p>
          </table:table-cell>
          <table:table-cell table:style-name="Default"/>
          <table:table-cell table:style-name="ce6"/>
          <table:table-cell table:style-name="ce27"/>
          <table:table-cell table:style-name="ce6" table:number-columns-repeated="5"/>
          <table:table-cell table:number-columns-repeated="1014"/>
        </table:table-row>
        <table:table-row table:style-name="ro1">
          <table:table-cell table:style-name="ce4" table:formula="of:=(IF([.F1]=0;1;(IF([.F1]=1;2;(IF([.F1]=3;3;0))))))" office:value-type="float" office:value="1" calcext:value-type="float">
            <text:p>1</text:p>
          </table:table-cell>
          <table:table-cell table:style-name="ce6"/>
          <table:table-cell table:style-name="Default"/>
          <table:table-cell table:style-name="ce6" table:number-columns-repeated="7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2">
            <text:p>Ретробонус</text:p>
          </table:table-cell>
          <table:table-cell table:style-name="ce13" table:formula="of:=(IF([.A9]=0;0.05;(IF([.A9]=2;0.07;(IF([.A9]=3;0.1;0.1))))))" office:value-type="percentage" office:value="0.1" calcext:value-type="percentage">
            <text:p>10.00%</text:p>
          </table:table-cell>
          <table:table-cell table:style-name="Default"/>
          <table:table-cell table:style-name="ce6" office:value-type="float" office:value="15" calcext:value-type="float">
            <text:p>15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covered-table-cell table:style-name="ce3"/>
          <table:table-cell table:style-name="ce12" table:formula="of:=[.B2]*[.B10]" office:value-type="float" office:value="160" calcext:value-type="float">
            <text:p>160</text:p>
          </table:table-cell>
          <table:table-cell table:style-name="Default"/>
          <table:table-cell table:style-name="ce6" table:formula="of:=[.D10]*1000" office:value-type="float" office:value="15000" calcext:value-type="float">
            <text:p>15000</text:p>
          </table:table-cell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6" table:formula="of:=(IF([.F1]=0;2;(IF([.F1]=2;1;0))))" office:value-type="float" office:value="2" calcext:value-type="float">
            <text:p>2</text:p>
          </table:table-cell>
          <table:table-cell table:style-name="ce14" table:formula="of:=(IF([.F1]=0;5;(IF([.F1]=2;15;3))))" office:value-type="float" office:value="5" calcext:value-type="float">
            <text:p>5</text:p>
          </table:table-cell>
          <table:table-cell table:style-name="Default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Аренда</text:p>
          </table:table-cell>
          <table:table-cell table:style-name="ce15" table:formula="of:=[.B12]*1000" office:value-type="float" office:value="5000" calcext:value-type="float">
            <text:p>5000</text:p>
          </table:table-cell>
          <table:table-cell table:style-name="Default"/>
          <table:table-cell table:style-name="ce15" table:formula="of:=(IF([.$A12]=0;[.$B13]*[.D12];(IF([.$A12]=1;[.$D11];[.$B13]*[.D17]))))" office:value-type="float" office:value="15000" calcext:value-type="float">
            <text:p>15000</text:p>
          </table:table-cell>
          <table:table-cell table:style-name="ce15" table:formula="of:=(IF([.$A12]=0;[.$B13]*[.E12];(IF([.$A12]=1;[.$D11];[.$B13]*[.E17]))))" office:value-type="float" office:value="20000" calcext:value-type="float">
            <text:p>20000</text:p>
          </table:table-cell>
          <table:table-cell table:style-name="ce15" table:formula="of:=(IF([.$A12]=0;[.$B13]*[.F12];(IF([.$A12]=1;[.$D11];[.$B13]*[.F17]))))" office:value-type="float" office:value="35000" calcext:value-type="float">
            <text:p>35000</text:p>
          </table:table-cell>
          <table:table-cell table:style-name="ce15" table:formula="of:=(IF([.$A12]=0;[.$B13]*[.G12];(IF([.$A12]=1;[.$D11];[.$B13]*[.G17]))))" office:value-type="float" office:value="30000" calcext:value-type="float">
            <text:p>30000</text:p>
          </table:table-cell>
          <table:table-cell table:style-name="ce15" table:formula="of:=(IF([.$A12]=0;[.$B13]*[.H12];(IF([.$A12]=1;[.$D11];[.$B13]*[.H17]))))" office:value-type="float" office:value="25000" calcext:value-type="float">
            <text:p>25000</text:p>
          </table:table-cell>
          <table:table-cell table:style-name="ce15" table:formula="of:=(IF([.$A12]=0;[.$B13]*[.I12];(IF([.$A12]=1;[.$D11];[.$B13]*[.I17]))))" office:value-type="float" office:value="60000" calcext:value-type="float">
            <text:p>60000</text:p>
          </table:table-cell>
          <table:table-cell table:style-name="ce15" table:formula="of:=(IF([.$A12]=0;[.$B13]*[.J12];(IF([.$A12]=1;[.$D11];[.$B13]*[.J17]))))" office:value-type="float" office:value="50000" calcext:value-type="float">
            <text:p>50000</text:p>
          </table:table-cell>
          <table:table-cell table:style-name="ce15" table:formula="of:=(IF([.$A12]=0;[.$B13]*[.K12];(IF([.$A12]=1;[.$D11];[.$B13]*[.K17]))))" office:value-type="float" office:value="90000" calcext:value-type="float">
            <text:p>900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Количество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6" table:formula="of:=[.$B14]*[.D17]" office:value-type="float" office:value="60" calcext:value-type="float">
            <text:p>60</text:p>
          </table:table-cell>
          <table:table-cell table:style-name="ce6" table:formula="of:=[.$B14]*[.E17]" office:value-type="float" office:value="80" calcext:value-type="float">
            <text:p>80</text:p>
          </table:table-cell>
          <table:table-cell table:style-name="ce6" table:formula="of:=[.$B14]*[.F17]" office:value-type="float" office:value="140" calcext:value-type="float">
            <text:p>140</text:p>
          </table:table-cell>
          <table:table-cell table:style-name="ce6" table:formula="of:=[.$B14]*[.G17]" office:value-type="float" office:value="120" calcext:value-type="float">
            <text:p>120</text:p>
          </table:table-cell>
          <table:table-cell table:style-name="ce6" table:formula="of:=[.$B14]*[.H17]" office:value-type="float" office:value="100" calcext:value-type="float">
            <text:p>100</text:p>
          </table:table-cell>
          <table:table-cell table:style-name="ce6" table:formula="of:=[.$B14]*[.I17]" office:value-type="float" office:value="240" calcext:value-type="float">
            <text:p>240</text:p>
          </table:table-cell>
          <table:table-cell table:style-name="ce6" table:formula="of:=[.$B14]*[.J17]" office:value-type="float" office:value="200" calcext:value-type="float">
            <text:p>200</text:p>
          </table:table-cell>
          <table:table-cell table:style-name="ce6" table:formula="of:=[.$B14]*[.K17]"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Аренда</text:p>
          </table:table-cell>
          <table:table-cell table:style-name="ce12" table:formula="of:=[.B13]/[.B14]" office:value-type="float" office:value="250" calcext:value-type="float">
            <text:p>250</text:p>
          </table:table-cell>
          <table:table-cell table:style-name="Default"/>
          <table:table-cell table:style-name="ce16" table:formula="of:=[.D13]/[.D14]" office:value-type="float" office:value="250" calcext:value-type="float">
            <text:p>250.00</text:p>
          </table:table-cell>
          <table:table-cell table:style-name="ce16" table:formula="of:=[.E13]/[.E14]" office:value-type="float" office:value="250" calcext:value-type="float">
            <text:p>250.00</text:p>
          </table:table-cell>
          <table:table-cell table:style-name="ce16" table:formula="of:=[.F13]/[.F14]" office:value-type="float" office:value="250" calcext:value-type="float">
            <text:p>250.00</text:p>
          </table:table-cell>
          <table:table-cell table:style-name="ce16" table:formula="of:=[.G13]/[.G14]" office:value-type="float" office:value="250" calcext:value-type="float">
            <text:p>250.00</text:p>
          </table:table-cell>
          <table:table-cell table:style-name="ce16" table:formula="of:=[.H13]/[.H14]" office:value-type="float" office:value="250" calcext:value-type="float">
            <text:p>250.00</text:p>
          </table:table-cell>
          <table:table-cell table:style-name="ce16" table:formula="of:=[.I13]/[.I14]" office:value-type="float" office:value="250" calcext:value-type="float">
            <text:p>250.00</text:p>
          </table:table-cell>
          <table:table-cell table:style-name="ce16" table:formula="of:=[.J13]/[.J14]" office:value-type="float" office:value="250" calcext:value-type="float">
            <text:p>250.00</text:p>
          </table:table-cell>
          <table:table-cell table:style-name="ce16" table:formula="of:=[.K13]/[.K14]" office:value-type="float" office:value="250" calcext:value-type="float">
            <text:p>250.0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Default"/>
          <table:table-cell office:value-type="string" calcext:value-type="string">
            <text:p>Актау</text:p>
          </table:table-cell>
          <table:table-cell office:value-type="string" calcext:value-type="string">
            <text:p>Актобе</text:p>
          </table:table-cell>
          <table:table-cell office:value-type="string" calcext:value-type="string">
            <text:p>Атырау</text:p>
          </table:table-cell>
          <table:table-cell office:value-type="string" calcext:value-type="string">
            <text:p>Кызылорда</text:p>
          </table:table-cell>
          <table:table-cell office:value-type="string" calcext:value-type="string">
            <text:p>Тараз</text:p>
          </table:table-cell>
          <table:table-cell office:value-type="string" calcext:value-type="string">
            <text:p>Шимкент</text:p>
          </table:table-cell>
          <table:table-cell office:value-type="string" calcext:value-type="string">
            <text:p>Нур-Султан</text:p>
          </table:table-cell>
          <table:table-cell table:style-name="ce35" office:value-type="string" calcext:value-type="string">
            <text:p>Алматы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Количество АЗС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8" table:formula="of:=(IF([.F1]=0;12;(IF([.F1]=1;12;(IF([.F1]=3;5;10))))))" office:value-type="float" office:value="12" calcext:value-type="float">
            <text:p>12</text:p>
          </table:table-cell>
          <table:table-cell table:formula="of:=[.A18]*1000" office:value-type="float" office:value="12000" calcext:value-type="float">
            <text:p>12000</text:p>
          </table:table-cell>
          <table:table-cell table:style-name="Default"/>
          <table:table-cell table:number-columns-repeated="7"/>
          <table:table-cell table:style-name="ce35"/>
          <table:table-cell table:number-columns-repeated="1013"/>
        </table:table-row>
        <table:table-row table:style-name="ro1">
          <table:table-cell table:style-name="ce9" office:value-type="string" calcext:value-type="string">
            <text:p>Транспорт 2</text:p>
          </table:table-cell>
          <table:table-cell table:style-name="ce16" table:formula="of:=SUM([.D19:.K19])/8" office:value-type="float" office:value="63.9285714285714" calcext:value-type="float">
            <text:p>63.93</text:p>
          </table:table-cell>
          <table:table-cell table:style-name="ce20"/>
          <table:table-cell table:style-name="ce16" office:value-type="float" office:value="0" calcext:value-type="float">
            <text:p>0.00</text:p>
          </table:table-cell>
          <table:table-cell table:style-name="ce16" table:formula="of:=(IF([.$A18]=0;10;[.$B18]/([.E14]+60)))" office:value-type="float" office:value="85.7142857142857" calcext:value-type="float">
            <text:p>85.71</text:p>
          </table:table-cell>
          <table:table-cell table:style-name="ce16" table:formula="of:=(IF([.$A18]=0;10;[.$B18]/[.F14]))" office:value-type="float" office:value="85.7142857142857" calcext:value-type="float">
            <text:p>85.71</text:p>
          </table:table-cell>
          <table:table-cell table:style-name="ce16" table:formula="of:=(IF([.$A18]=0;10;[.$B18]/[.G14]))" office:value-type="float" office:value="100" calcext:value-type="float">
            <text:p>100.00</text:p>
          </table:table-cell>
          <table:table-cell table:style-name="ce16" table:formula="of:=(IF([.$A18]=0;10;[.$B18]/[.H14]))" office:value-type="float" office:value="120" calcext:value-type="float">
            <text:p>120.00</text:p>
          </table:table-cell>
          <table:table-cell table:style-name="ce16" table:formula="of:=(IF([.$A18]=0;10;[.$B18]/[.I14]))" office:value-type="float" office:value="50" calcext:value-type="float">
            <text:p>50.00</text:p>
          </table:table-cell>
          <table:table-cell table:style-name="ce16" table:formula="of:=(IF([.$A18]=0;10;[.$B18]/[.J14]))" office:value-type="float" office:value="60" calcext:value-type="float">
            <text:p>60.00</text:p>
          </table:table-cell>
          <table:table-cell table:style-name="ce16" office:value-type="float" office:value="10" calcext:value-type="float">
            <text:p>10.00</text:p>
          </table:table-cell>
          <table:table-cell table:style-name="ce9" table:number-columns-repeated="1013"/>
        </table:table-row>
        <table:table-row table:style-name="ro1" table:number-rows-repeated="2">
          <table:table-cell table:style-name="Default"/>
          <table:table-cell table:style-name="ce6"/>
          <table:table-cell/>
          <table:table-cell table:style-name="ce6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Себестоимость</text:p>
          </table:table-cell>
          <table:table-cell/>
          <table:table-cell table:style-name="Default"/>
          <table:table-cell table:style-name="ce23" table:formula="of:=[.$B4]+[.$B5]+[.$B6]+[.$B7]+[.$B8]+[.$B11]+[.D15]+[.D19]" office:value-type="float" office:value="1551" calcext:value-type="float">
            <text:p>1551.00</text:p>
          </table:table-cell>
          <table:table-cell table:style-name="ce23" table:formula="of:=[.$B4]+[.$B5]+[.$B6]+[.$B7]+[.$B8]+[.$B11]+[.E15]+[.E19]" office:value-type="float" office:value="1636.71428571429" calcext:value-type="float">
            <text:p>1636.71</text:p>
          </table:table-cell>
          <table:table-cell table:style-name="ce23" table:formula="of:=[.$B4]+[.$B5]+[.$B6]+[.$B7]+[.$B8]+[.$B11]+[.F15]+[.F19]" office:value-type="float" office:value="1636.71428571429" calcext:value-type="float">
            <text:p>1636.71</text:p>
          </table:table-cell>
          <table:table-cell table:style-name="ce23" table:formula="of:=[.$B4]+[.$B5]+[.$B6]+[.$B7]+[.$B8]+[.$B11]+[.G15]+[.G19]" office:value-type="float" office:value="1651" calcext:value-type="float">
            <text:p>1651.00</text:p>
          </table:table-cell>
          <table:table-cell table:style-name="ce23" table:formula="of:=[.$B4]+[.$B5]+[.$B6]+[.$B7]+[.$B8]+[.$B11]+[.H15]+[.H19]" office:value-type="float" office:value="1671" calcext:value-type="float">
            <text:p>1671.00</text:p>
          </table:table-cell>
          <table:table-cell table:style-name="ce23" table:formula="of:=[.$B4]+[.$B5]+[.$B6]+[.$B7]+[.$B8]+[.$B11]+[.I15]+[.I19]" office:value-type="float" office:value="1601" calcext:value-type="float">
            <text:p>1601.00</text:p>
          </table:table-cell>
          <table:table-cell table:style-name="ce23" table:formula="of:=[.$B4]+[.$B5]+[.$B6]+[.$B7]+[.$B8]+[.$B11]+[.J15]+[.J19]" office:value-type="float" office:value="1611" calcext:value-type="float">
            <text:p>1611.00</text:p>
          </table:table-cell>
          <table:table-cell table:style-name="ce23" table:formula="of:=[.$B4]+[.$B5]+[.$B6]+[.$B7]+[.$B8]+[.$B11]+[.K15]+[.K19]" office:value-type="float" office:value="1561" calcext:value-type="float">
            <text:p>1561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Прибыль</text:p>
          </table:table-cell>
          <table:table-cell table:style-name="ce17" table:formula="of:=SUM([.D23:.K23])/8" office:value-type="float" office:value="-14.9285714285714" calcext:value-type="float">
            <text:p>-14.93</text:p>
          </table:table-cell>
          <table:table-cell/>
          <table:table-cell table:style-name="ce24" table:formula="of:=[.$B2]-[.D22]" office:value-type="float" office:value="49" calcext:value-type="float">
            <text:p>49.00</text:p>
          </table:table-cell>
          <table:table-cell table:style-name="ce24" table:formula="of:=[.$B2]-[.E22]" office:value-type="float" office:value="-36.7142857142858" calcext:value-type="float">
            <text:p>-36.71</text:p>
          </table:table-cell>
          <table:table-cell table:style-name="ce24" table:formula="of:=[.$B2]-[.F22]" office:value-type="float" office:value="-36.7142857142858" calcext:value-type="float">
            <text:p>-36.71</text:p>
          </table:table-cell>
          <table:table-cell table:style-name="ce24" table:formula="of:=[.$B2]-[.G22]" office:value-type="float" office:value="-51" calcext:value-type="float">
            <text:p>-51.00</text:p>
          </table:table-cell>
          <table:table-cell table:style-name="ce24" table:formula="of:=[.$B2]-[.H22]" office:value-type="float" office:value="-71" calcext:value-type="float">
            <text:p>-71.00</text:p>
          </table:table-cell>
          <table:table-cell table:style-name="ce24" table:formula="of:=[.$B2]-[.I22]" office:value-type="float" office:value="-1" calcext:value-type="float">
            <text:p>-1.00</text:p>
          </table:table-cell>
          <table:table-cell table:style-name="ce24" table:formula="of:=[.$B2]-[.J22]" office:value-type="float" office:value="-11" calcext:value-type="float">
            <text:p>-11.00</text:p>
          </table:table-cell>
          <table:table-cell table:style-name="ce24" table:formula="of:=[.$B2]-[.K22]" office:value-type="float" office:value="39" calcext:value-type="float">
            <text:p>39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родажа</text:p>
          </table:table-cell>
          <table:table-cell table:formula="of:=SUM([.D25:.K25])" office:value-type="float" office:value="1227" calcext:value-type="float">
            <text:p>12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table:style-name="ce35" office:value-type="float" office:value="385" calcext:value-type="float">
            <text:p>385</text:p>
          </table:table-cell>
          <table:table-cell table:number-columns-repeated="1013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number-columns-repeated="3"/>
          <table:table-cell table:style-name="ce18" table:formula="of:=[.D23]*[.D25]" office:value-type="float" office:value="3283" calcext:value-type="float">
            <text:p>3,283.00</text:p>
          </table:table-cell>
          <table:table-cell table:style-name="ce18" table:formula="of:=[.E23]*[.E25]" office:value-type="float" office:value="-1652.14285714286" calcext:value-type="float">
            <text:p>-1,652.14</text:p>
          </table:table-cell>
          <table:table-cell table:style-name="ce18" table:formula="of:=[.F23]*[.F25]" office:value-type="float" office:value="-4148.71428571429" calcext:value-type="float">
            <text:p>-4,148.71</text:p>
          </table:table-cell>
          <table:table-cell table:style-name="ce18" table:formula="of:=[.G23]*[.G25]" office:value-type="float" office:value="-4845" calcext:value-type="float">
            <text:p>-4,845.00</text:p>
          </table:table-cell>
          <table:table-cell table:style-name="ce18" table:formula="of:=[.H23]*[.H25]" office:value-type="float" office:value="-5467" calcext:value-type="float">
            <text:p>-5,467.00</text:p>
          </table:table-cell>
          <table:table-cell table:style-name="ce18" table:formula="of:=[.I23]*[.I25]" office:value-type="float" office:value="-218" calcext:value-type="float">
            <text:p>-218.00</text:p>
          </table:table-cell>
          <table:table-cell table:style-name="ce18" table:formula="of:=[.J23]*[.J25]" office:value-type="float" office:value="-2497" calcext:value-type="float">
            <text:p>-2,497.00</text:p>
          </table:table-cell>
          <table:table-cell table:style-name="ce18" table:formula="of:=[.K23]*[.K25]" office:value-type="float" office:value="15015" calcext:value-type="float">
            <text:p>15,015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2" table:number-rows-spanned="1">
            <text:p>АЗС с арендой/всего</text:p>
          </table:table-cell>
          <table:covered-table-cell table:style-name="ce19"/>
          <table:table-cell/>
          <table:table-cell table:style-name="ce25" table:formula="of:=SUM([.D12:.K12])+1" office:value-type="float" office:value="34" calcext:value-type="float" table:number-columns-spanned="4" table:number-rows-spanned="1">
            <text:p>34</text:p>
          </table:table-cell>
          <table:covered-table-cell table:number-columns-repeated="3"/>
          <table:table-cell table:style-name="ce25" table:formula="of:=SUM([.D17:.K17])+4" office:value-type="float" office:value="69" calcext:value-type="float" table:number-columns-spanned="4" table:number-rows-spanned="1">
            <text:p>69</text:p>
          </table:table-cell>
          <table:covered-table-cell table:number-columns-repeated="3" table:style-name="Default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Прибыль (Апрель)</text:p>
          </table:table-cell>
          <table:covered-table-cell table:style-name="ce19"/>
          <table:table-cell/>
          <table:table-cell table:style-name="ce26" table:formula="of:=SUM([.D27:.K27])" office:value-type="float" office:value="-529.857142857152" calcext:value-type="float" table:number-columns-spanned="8" table:number-rows-spanned="1">
            <text:p>-529.86</text:p>
          </table:table-cell>
          <table:covered-table-cell table:number-columns-repeated="7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Прибыль (400)</text:p>
          </table:table-cell>
          <table:covered-table-cell table:style-name="ce19"/>
          <table:table-cell/>
          <table:table-cell table:style-name="ce26" table:formula="of:=[.B25]*400" office:value-type="float" office:value="490800" calcext:value-type="float" table:number-columns-spanned="8" table:number-rows-spanned="1">
            <text:p>490,800.00</text:p>
          </table:table-cell>
          <table:covered-table-cell table:number-columns-repeated="7"/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2" table:number-rows-spanned="1">
            <text:p>Вознаграждение (Апрель)</text:p>
          </table:table-cell>
          <table:covered-table-cell table:style-name="ce19"/>
          <table:table-cell/>
          <table:table-cell table:style-name="ce26" table:formula="of:=[.B25]*[.B11]+SUM([.D13:.K13])" office:value-type="float" office:value="521320" calcext:value-type="float" table:number-columns-spanned="8" table:number-rows-spanned="1">
            <text:p>521,320.00</text:p>
          </table:table-cell>
          <table:covered-table-cell table:number-columns-repeated="7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5:11:27</meta:creation-date>
    <dc:language>en-US</dc:language>
    <dc:date>2019-05-06T01:14:42.237946387</dc:date>
    <meta:editing-cycles>9</meta:editing-cycles>
    <meta:editing-duration>PT57M23S</meta:editing-duration>
    <meta:generator>LibreOffice/5.1.6.2$Linux_X86_64 LibreOffice_project/10m0$Build-2</meta:generator>
    <meta:document-statistic meta:table-count="1" meta:cell-count="150" meta:object-count="0"/>
  </office:meta>
</office:document-meta>
</file>